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314cm" loext:contextual-spacing="false" fo:text-align="start" style:justify-single-word="false" fo:orphans="2" fo:widows="2" fo:padding="0cm" fo:border="none"/>
      <style:text-properties fo:font-variant="normal" fo:text-transform="none" fo:color="#2d3e50" fo:letter-spacing="normal"/>
    </style:style>
    <style:style style:name="P2" style:family="paragraph" style:parent-style-name="Text_20_body" style:list-style-name="L1">
      <style:paragraph-properties fo:margin-top="0cm" fo:margin-bottom="0.314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2.4499998092651pt" fo:letter-spacing="normal" fo:font-style="normal" fo:font-weight="bold" style:font-weight-asian="bold" style:font-weight-complex="bold"/>
    </style:style>
    <style:style style:name="T1" style:family="text">
      <style:text-properties style:font-name="Source Sans Pro" fo:font-size="12.4499998092651pt" fo:font-style="normal" fo:font-weight="normal"/>
    </style:style>
    <style:style style:name="T2" style:family="text">
      <style:text-properties style:font-name="Source Sans Pro" fo:font-size="12.4499998092651pt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65002883" text:style-name="L1">
        <text:list-item>
          <text:p text:style-name="P1"><text:span text:style-name="T1"><text:s/></text:span><text:span text:style-name="T2">Write a programe do to demonstrate the use of volatile keyword.</text:span></text:p>
        </text:list-item>
        <text:list-item>
          <text:p text:style-name="P2">Write a program to create a thread using Thread class and Runnable interface each.</text:p>
        </text:list-item>
        <text:list-item>
          <text:p text:style-name="P2">Write a program using synchronization block and synchronization method</text:p>
        </text:list-item>
        <text:list-item>
          <text:p text:style-name="P2">Write a program to create a Thread pool of 2 threads where one Thread will print even numbers and other will print odd numbers.</text:p>
        </text:list-item>
        <text:list-item>
          <text:p text:style-name="P2">Write a program to demonstrate wait and notify methods.</text:p>
        </text:list-item>
        <text:list-item>
          <text:p text:style-name="P2">Write a program to demonstrate sleep and join methods.</text:p>
        </text:list-item>
        <text:list-item>
          <text:p text:style-name="P2">Run a task with the help of callable and store it's result in the Future.</text:p>
        </text:list-item>
        <text:list-item>
          <text:p text:style-name="P2">Write a program to demonstrate the use of semaphore</text:p>
        </text:list-item>
        <text:list-item>
          <text:p text:style-name="P2">Write a program to demonstrate the use of CountDownLatch</text:p>
        </text:list-item>
        <text:list-item>
          <text:p text:style-name="P2">Write a program which creates deadlock between 2 thread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5:07:03.550143348</meta:creation-date>
    <dc:date>2020-02-19T21:30:31.408503823</dc:date>
    <meta:editing-duration>PT2H19M1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28" meta:character-count="709" meta:non-whitespace-character-count="600"/>
  </office:meta>
</office:document-meta>
</file>